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NodeIterator.nex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NodeIterator.ClientNodeIterator( RemoteIterator iterator , Session session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ientNodeIterator.getObject( Object 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